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200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fo:background-color="#fff200"/>
    </style:style>
    <style:style style:name="P5" style:family="paragraph" style:parent-style-name="Standard">
      <style:text-properties officeooo:rsid="0014fad2" officeooo:paragraph-rsid="0014fad2"/>
    </style:style>
    <style:style style:name="P6" style:family="paragraph" style:parent-style-name="Standard">
      <style:text-properties officeooo:rsid="001a77e3" officeooo:paragraph-rsid="001a77e3"/>
    </style:style>
    <style:style style:name="P7" style:family="paragraph" style:parent-style-name="Preformatted_20_Text">
      <style:text-properties officeooo:rsid="0014fad2" officeooo:paragraph-rsid="0014fad2"/>
    </style:style>
    <style:style style:name="P8" style:family="paragraph" style:parent-style-name="Preformatted_20_Text">
      <style:text-properties officeooo:rsid="001a77e3" officeooo:paragraph-rsid="001a77e3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11" style:family="paragraph" style:parent-style-name="Standard">
      <style:text-properties fo:color="#000000" style:font-name="Droid Sans Mono" fo:font-size="10.5pt" fo:font-weight="normal" officeooo:paragraph-rsid="001fda9c" fo:background-color="#fffffe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200"/>
    </style:style>
    <style:style style:name="P13" style:family="paragraph" style:parent-style-name="Standard">
      <style:text-properties fo:color="#000000" style:font-name="Droid Sans Mono" fo:font-size="10.5pt" fo:font-weight="normal" officeooo:paragraph-rsid="001fda9c" fo:background-color="#fff200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e"/>
    </style:style>
    <style:style style:name="P16" style:family="paragraph" style:parent-style-name="Standard">
      <style:text-properties fo:background-color="#fff200"/>
    </style:style>
    <style:style style:name="P17" style:family="paragraph" style:parent-style-name="Standard">
      <style:text-properties officeooo:rsid="001e4306" officeooo:paragraph-rsid="001e4306"/>
    </style:style>
    <style:style style:name="P18" style:family="paragraph" style:parent-style-name="Standard">
      <style:text-properties officeooo:rsid="001fda9c" officeooo:paragraph-rsid="001fda9c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23fabb" officeooo:paragraph-rsid="0023fabb"/>
    </style:style>
    <style:style style:name="P21" style:family="paragraph" style:parent-style-name="Contents_20_2">
      <style:paragraph-properties>
        <style:tab-stops>
          <style:tab-stop style:position="6.748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3555in" style:type="right" style:leader-style="dotted" style:leader-text="."/>
        </style:tab-stops>
      </style:paragraph-properties>
    </style:style>
    <style:style style:name="P23" style:family="paragraph" style:parent-style-name="Preformatted_20_Text">
      <style:text-properties officeooo:rsid="001e4306" officeooo:paragraph-rsid="001e4306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0000ff"/>
    </style:style>
    <style:style style:name="T4" style:family="text">
      <style:text-properties fo:color="#09885a"/>
    </style:style>
    <style:style style:name="T5" style:family="text">
      <style:text-properties fo:color="#a31515"/>
    </style:style>
    <style:style style:name="T6" style:family="text">
      <style:text-properties fo:color="#a31515" fo:background-color="#fff200" loext:char-shading-value="0"/>
    </style:style>
    <style:style style:name="T7" style:family="text">
      <style:text-properties officeooo:rsid="0021fa7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<text:bookmark-start text:name="__RefHeading___Toc107_2070270440"/>Introduction to Basic Algorithm Scripting<text:bookmark-end text:name="__RefHeading___Toc107_2070270440"/></text:h>
      <text:p text:style-name="Text_20_body">A computer algorithm is a sequence of steps that is followed to achieve a particular outcome. To write an algorithm, you must first understand a problem, and then solve it with coding. </text:p>
      <text:p text:style-name="Text_20_body">To make solving problems easier, it can be helpful to break them down into many chunks. Then, each chunk can be solved one by one. For example, if you are building a calculator, don't try to solve the problem as a whole. First, consider how to get inputs. Then, determine each arithmetic operation one by one. Finally, display the results.</text:p>
      <text:p text:style-name="Text_20_body">In this section we will learn to solve basic algorithm problems using JavaScript. This will help you improve your problem solving skills and prepare you to later solve more complex problems. </text:p>
      <text:h text:style-name="Heading_20_4" text:outline-level="4"><text:bookmark-start text:name="__RefHeading___Toc109_2070270440"/>Hint<text:bookmark-end text:name="__RefHeading___Toc109_2070270440"/></text:h>
      <text:p text:style-name="Text_20_body">If you get stuck, try using <text:span text:style-name="Source_20_Text"><text:span text:style-name="T1">console.log()</text:span></text:span> to log variable values to the console. This will help to debug problems. 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107_2070270440" text:style-name="Index_20_Link" text:visited-style-name="Index_20_Link">Introduction to Basic Algorithm Scripting<text:tab/>1</text:a></text:p>
          <text:p text:style-name="P22"><text:a xlink:type="simple" xlink:href="#__RefHeading___Toc109_2070270440" text:style-name="Index_20_Link" text:visited-style-name="Index_20_Link">Hint<text:tab/>1</text:a></text:p>
          <text:p text:style-name="P21"><text:a xlink:type="simple" xlink:href="#__RefHeading___Toc111_2070270440" text:style-name="Index_20_Link" text:visited-style-name="Index_20_Link">Convert Celsius to Fahrenheit<text:tab/>2</text:a></text:p>
          <text:p text:style-name="P21"><text:a xlink:type="simple" xlink:href="#__RefHeading___Toc113_2070270440" text:style-name="Index_20_Link" text:visited-style-name="Index_20_Link">Reverse a String<text:tab/>2</text:a></text:p>
          <text:p text:style-name="P21"><text:a xlink:type="simple" xlink:href="#__RefHeading___Toc9659_2070270440" text:style-name="Index_20_Link" text:visited-style-name="Index_20_Link">Factorialize a Number<text:tab/>2</text:a></text:p>
          <text:p text:style-name="P21"><text:a xlink:type="simple" xlink:href="#__RefHeading___Toc9661_2070270440" text:style-name="Index_20_Link" text:visited-style-name="Index_20_Link">Find the Longest Word in a String<text:tab/>3</text:a></text:p>
          <text:p text:style-name="P21"><text:a xlink:type="simple" xlink:href="#__RefHeading___Toc9663_2070270440" text:style-name="Index_20_Link" text:visited-style-name="Index_20_Link">Return Largest Numbers in Arrays<text:tab/>3</text:a></text:p>
          <text:p text:style-name="P21"><text:a xlink:type="simple" xlink:href="#__RefHeading___Toc9665_2070270440" text:style-name="Index_20_Link" text:visited-style-name="Index_20_Link">Confirm the Ending<text:tab/>4</text:a></text:p>
          <text:p text:style-name="P21"><text:a xlink:type="simple" xlink:href="#__RefHeading___Toc9667_2070270440" text:style-name="Index_20_Link" text:visited-style-name="Index_20_Link">Repeat a String Repeat a String<text:tab/>4</text:a></text:p>
          <text:p text:style-name="P21"><text:a xlink:type="simple" xlink:href="#__RefHeading___Toc9669_2070270440" text:style-name="Index_20_Link" text:visited-style-name="Index_20_Link">Truncate a String<text:tab/>5</text:a></text:p>
          <text:p text:style-name="P21"><text:a xlink:type="simple" xlink:href="#__RefHeading___Toc741_3194945490" text:style-name="Index_20_Link" text:visited-style-name="Index_20_Link">Finders Keepers<text:tab/>6</text:a></text:p>
          <text:p text:style-name="P21"><text:a xlink:type="simple" xlink:href="#__RefHeading___Toc743_3194945490" text:style-name="Index_20_Link" text:visited-style-name="Index_20_Link">Boo who<text:tab/>6</text:a></text:p>
          <text:p text:style-name="P21"><text:a xlink:type="simple" xlink:href="#__RefHeading___Toc745_3194945490" text:style-name="Index_20_Link" text:visited-style-name="Index_20_Link">Title Case a Sentence<text:tab/>6</text:a></text:p>
          <text:p text:style-name="P21"><text:a xlink:type="simple" xlink:href="#__RefHeading___Toc747_3194945490" text:style-name="Index_20_Link" text:visited-style-name="Index_20_Link">Slice and Splice<text:tab/>7</text:a></text:p>
          <text:p text:style-name="P21"><text:a xlink:type="simple" xlink:href="#__RefHeading___Toc749_3194945490" text:style-name="Index_20_Link" text:visited-style-name="Index_20_Link">Falsy Bouncer<text:tab/>8</text:a></text:p>
          <text:p text:style-name="P21"><text:a xlink:type="simple" xlink:href="#__RefHeading___Toc751_3194945490" text:style-name="Index_20_Link" text:visited-style-name="Index_20_Link">Where do I Belong<text:tab/>8</text:a></text:p>
          <text:p text:style-name="P21"><text:a xlink:type="simple" xlink:href="#__RefHeading___Toc753_3194945490" text:style-name="Index_20_Link" text:visited-style-name="Index_20_Link">Mutations<text:tab/>9</text:a></text:p>
          <text:p text:style-name="P21"><text:a xlink:type="simple" xlink:href="#__RefHeading___Toc755_3194945490" text:style-name="Index_20_Link" text:visited-style-name="Index_20_Link">Chunky Monkey<text:tab/>10</text:a></text:p>
        </text:index-body>
      </text:table-of-content>
      <text:p text:style-name="Standard"/>
      <text:p text:style-name="Standard"/>
      <text:p text:style-name="Standard"/>
      <text:h text:style-name="Heading_20_2" text:outline-level="2"><text:bookmark-start text:name="__RefHeading___Toc111_2070270440"/><text:soft-page-break/>Convert Celsius to Fahrenheit<text:bookmark-end text:name="__RefHeading___Toc111_2070270440"/></text:h>
      <text:p text:style-name="Text_20_body">The algorithm to convert from Celsius to Fahrenheit is the temperature in Celsius times <text:span text:style-name="Source_20_Text">9/5</text:span>, plus <text:span text:style-name="Source_20_Text">32</text:span>.</text:p>
      <text:p text:style-name="Text_20_body">You are given a variable <text:span text:style-name="Source_20_Text">celsius</text:span> representing a temperature in Celsius. Use the variable <text:span text:style-name="Source_20_Text">fahrenheit</text:span> already defined and assign it the Fahrenheit temperature equivalent to the given Celsius temperature. Use the algorithm mentioned above to help convert the Celsius temperature to Fahrenheit.</text:p>
      <text:p text:style-name="Text_20_body">Don't worry too much about the function and return statements as they will be covered in future challenges. For now, only use operators that you have already learned.</text:p>
      <text:p text:style-name="P1"><text:span text:style-name="T3">function</text:span> convertToF(celsius) {</text:p>
      <text:p text:style-name="P1"><text:span text:style-name="T3">let</text:span> fahrenheit=celsius*<text:span text:style-name="T4">9</text:span>/<text:span text:style-name="T4">5</text:span>+<text:span text:style-name="T4">32</text:span>;</text:p>
      <text:p text:style-name="P1"><text:span text:style-name="T3">return</text:span> fahrenheit;</text:p>
      <text:p text:style-name="P1">}</text:p>
      <text:p text:style-name="P3"/>
      <text:p text:style-name="P1">convertToF(<text:span text:style-name="T4">30</text:span>);</text:p>
      <text:p text:style-name="Standard"/>
      <text:h text:style-name="Heading_20_2" text:outline-level="2"><text:bookmark-start text:name="__RefHeading___Toc113_2070270440"/>Reverse a String<text:bookmark-end text:name="__RefHeading___Toc113_2070270440"/></text:h>
      <text:p text:style-name="Text_20_body">Reverse the provided string.</text:p>
      <text:p text:style-name="Text_20_body">You may need to turn the string into an array before you can reverse it.</text:p>
      <text:p text:style-name="Text_20_body">Your result must be a string.</text:p>
      <text:p text:style-name="Text_20_body"/>
      <text:p text:style-name="P1"><text:span text:style-name="T3">function</text:span> reverseString(str) {</text:p>
      <text:p text:style-name="P1"><text:span text:style-name="T3">return</text:span> <text:span text:style-name="T1">str.split(</text:span><text:span text:style-name="T6">''</text:span><text:span text:style-name="T1">).reverse().join(</text:span><text:span text:style-name="T6">''</text:span><text:span text:style-name="T1">);</text:span></text:p>
      <text:p text:style-name="P1">}</text:p>
      <text:p text:style-name="P3"/>
      <text:p text:style-name="P1">reverseString(<text:span text:style-name="T5">"hello"</text:span>);</text:p>
      <text:p text:style-name="Standard"/>
      <text:p text:style-name="Standard"/>
      <text:h text:style-name="Heading_20_2" text:outline-level="2"><text:bookmark-start text:name="__RefHeading___Toc9659_2070270440"/>Factorialize a Number<text:bookmark-end text:name="__RefHeading___Toc9659_2070270440"/></text:h>
      <text:p text:style-name="Text_20_body">Return the factorial of the provided integer.</text:p>
      <text:p text:style-name="Text_20_body">If the integer is represented with the letter n, a factorial is the product of all positive integers less than or equal to n.</text:p>
      <text:p text:style-name="Text_20_body">Factorials are often represented with the shorthand notation <text:span text:style-name="Source_20_Text">n!</text:span></text:p>
      <text:p text:style-name="Text_20_body">For example: <text:span text:style-name="Source_20_Text">5! = 1 * 2 * 3 * 4 * 5 = 120</text:span></text:p>
      <text:p text:style-name="Text_20_body">Only integers greater than or equal to zero will be supplied to the function.</text:p>
      <text:p text:style-name="P1"><text:span text:style-name="T3">function</text:span> factorialize(num) {</text:p>
      <text:p text:style-name="P2"><text:span text:style-name="T3"><text:tab/>if</text:span> (num === <text:span text:style-name="T4">0</text:span>) { <text:span text:style-name="T3">return</text:span> <text:span text:style-name="T4">1</text:span>; }</text:p>
      <text:p text:style-name="P2"><text:soft-page-break/><text:span text:style-name="T3"><text:tab/>return</text:span> num * factorialize(num-<text:span text:style-name="T4">1</text:span>);</text:p>
      <text:p text:style-name="P1">}</text:p>
      <text:p text:style-name="P3"/>
      <text:p text:style-name="P1">factorialize(<text:span text:style-name="T4">5</text:span>);</text:p>
      <text:p text:style-name="Text_20_body"/>
      <text:p text:style-name="Standard"/>
      <text:h text:style-name="Heading_20_2" text:outline-level="2"><text:bookmark-start text:name="__RefHeading___Toc9661_2070270440"/>Find the Longest Word in a String<text:bookmark-end text:name="__RefHeading___Toc9661_2070270440"/></text:h>
      <text:p text:style-name="Text_20_body">Return the length of the longest word in the provided sentence.</text:p>
      <text:p text:style-name="Text_20_body">Your response should be a number.</text:p>
      <text:p text:style-name="P1"/>
      <text:p text:style-name="Standard">function findLongestWordLength(str) {</text:p>
      <text:p text:style-name="Standard"><text:s/><text:span text:style-name="T1"><text:s/>var words = str.split(' ');</text:span></text:p>
      <text:p text:style-name="P4"><text:s text:c="2"/>var maxLength = 0;</text:p>
      <text:p text:style-name="P4"/>
      <text:p text:style-name="P4"><text:s text:c="2"/>for (var i = 0; i &lt; words.length; i++) {</text:p>
      <text:p text:style-name="P4"><text:s text:c="4"/>if (words[i].length &gt; maxLength) {</text:p>
      <text:p text:style-name="P4"><text:s text:c="6"/>maxLength = words[i].length;</text:p>
      <text:p text:style-name="P4"><text:s text:c="4"/>}</text:p>
      <text:p text:style-name="P4"><text:s text:c="2"/>}</text:p>
      <text:p text:style-name="P4"/>
      <text:p text:style-name="P4"><text:s text:c="2"/>return maxLength;</text:p>
      <text:p text:style-name="Standard">}</text:p>
      <text:p text:style-name="Standard"/>
      <text:p text:style-name="Standard">findLongestWordLength("The quick brown fox jumped over the lazy dog");</text:p>
      <text:p text:style-name="Standard"/>
      <text:p text:style-name="Standard"/>
      <text:p text:style-name="Standard"/>
      <text:h text:style-name="Heading_20_2" text:outline-level="2"><text:bookmark-start text:name="__RefHeading___Toc9663_2070270440"/>Return Largest Numbers in Arrays<text:bookmark-end text:name="__RefHeading___Toc9663_2070270440"/></text:h>
      <text:p text:style-name="Text_20_body">Return an array consisting of the largest number from each provided sub-array. For simplicity, the provided array will contain exactly 4 sub-arrays.</text:p>
      <text:p text:style-name="Text_20_body">Remember, you can iterate through an array with a simple for loop, and access each member with array syntax <text:span text:style-name="Source_20_Text">arr[i]</text:span>.</text:p>
      <text:p text:style-name="P1"/>
      <text:p text:style-name="Standard">function largestOfFour(arr) {</text:p>
      <text:p text:style-name="Standard"><text:s text:c="2"/>// You can do this!</text:p>
      <text:p text:style-name="P4"><text:s text:c="2"/>let larg=[];</text:p>
      <text:p text:style-name="P4"><text:s text:c="2"/>for (let i=0; i&lt;arr.length; i++) {</text:p>
      <text:p text:style-name="P4"><text:s text:c="4"/>larg[i]=arr[i][0];</text:p>
      <text:p text:style-name="P4"><text:s text:c="4"/>for (let j=0; j&lt;arr[i].length; j++) {</text:p>
      <text:p text:style-name="P4"><text:s text:c="6"/>if(arr[i][j]&gt;larg[i]){</text:p>
      <text:p text:style-name="P4"><text:s text:c="8"/>larg[i]=arr[i][j];</text:p>
      <text:p text:style-name="P4"><text:s text:c="6"/>}</text:p>
      <text:p text:style-name="P4"><text:soft-page-break/><text:s text:c="4"/>}</text:p>
      <text:p text:style-name="P4"><text:s text:c="4"/></text:p>
      <text:p text:style-name="P4"><text:s text:c="2"/>}</text:p>
      <text:p text:style-name="P4"><text:s text:c="2"/>return larg;</text:p>
      <text:p text:style-name="Standard">}</text:p>
      <text:p text:style-name="Standard"/>
      <text:p text:style-name="Standard">largestOfFour([[4, 5, 1, 3], [13, 27, 18, 26], [32, 35, 37, 39], [1000, 1001, 857, 1]]);</text:p>
      <text:p text:style-name="Standard"/>
      <text:p text:style-name="Standard"/>
      <text:p text:style-name="P5">or:</text:p>
      <text:p text:style-name="P7"><text:span text:style-name="Source_20_Text">function largestOfFour(arr) {</text:span></text:p>
      <text:p text:style-name="Preformatted_20_Text"><text:span text:style-name="Source_20_Text"><text:s/></text:span><text:span text:style-name="Source_20_Text"><text:span text:style-name="T1"><text:s/>return arr.map(function(group){</text:span></text:span></text:p>
      <text:p text:style-name="Preformatted_20_Text"><text:span text:style-name="Source_20_Text"><text:span text:style-name="T1"><text:s text:c="4"/>return group.reduce(function(prev, current) {</text:span></text:span></text:p>
      <text:p text:style-name="Preformatted_20_Text"><text:span text:style-name="Source_20_Text"><text:span text:style-name="T1"><text:s text:c="6"/>return (current &gt; prev) ? current : prev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2"/>});</text:span></text:span></text:p>
      <text:p text:style-name="P9"><text:span text:style-name="Source_20_Text">}</text:span></text:p>
      <text:p text:style-name="P5">or:</text:p>
      <text:p text:style-name="P7"><text:span text:style-name="Source_20_Text">function largestOfFour(arr) {</text:span></text:p>
      <text:p text:style-name="Preformatted_20_Text"><text:span text:style-name="Source_20_Text"><text:s text:c="2"/></text:span><text:span text:style-name="Source_20_Text"><text:span text:style-name="T1">return arr.map(Function.apply.bind(Math.max, null));</text:span></text:span></text:p>
      <text:p text:style-name="P9"><text:span text:style-name="Source_20_Text">}</text:span></text:p>
      <text:p text:style-name="P5"/>
      <text:p text:style-name="Standard"/>
      <text:h text:style-name="Heading_20_2" text:outline-level="2"><text:bookmark-start text:name="__RefHeading___Toc9665_2070270440"/>Confirm the Ending<text:bookmark-end text:name="__RefHeading___Toc9665_2070270440"/></text:h>
      <text:p text:style-name="Text_20_body">Check if a string (first argument, <text:span text:style-name="Source_20_Text">str</text:span>) ends with the given target string (second argument, <text:span text:style-name="Source_20_Text">target</text:span>).</text:p>
      <text:p text:style-name="Text_20_body">This challenge <text:span text:style-name="Emphasis">can</text:span> be solved with the <text:span text:style-name="Source_20_Text">.endsWith()</text:span> method, which was introduced in ES2015. But for the purpose of this challenge, we would like you to use one of the JavaScript substring methods instead.</text:p>
      <text:p text:style-name="P1">function confirmEnding(str, target) {</text:p>
      <text:p text:style-name="P1"><text:s text:c="2"/>// "Never give up and good luck will find you."</text:p>
      <text:p text:style-name="P1"><text:s text:c="2"/>// -- Falcor</text:p>
      <text:p text:style-name="P1"><text:s text:c="2"/>return <text:span text:style-name="T1">str.slice(str.length - target.length) === target;</text:span></text:p>
      <text:p text:style-name="P1">}</text:p>
      <text:p text:style-name="P1"/>
      <text:p text:style-name="P1">confirmEnding("Bastian", "n");</text:p>
      <text:p text:style-name="Standard"/>
      <text:p text:style-name="Standard"/>
      <text:h text:style-name="Heading_20_2" text:outline-level="2"><text:bookmark-start text:name="__RefHeading___Toc9667_2070270440"/>Repeat a String Repeat a String<text:bookmark-end text:name="__RefHeading___Toc9667_2070270440"/></text:h>
      <text:p text:style-name="Text_20_body">Repeat a given string <text:span text:style-name="Source_20_Text">str</text:span> (first argument) for <text:span text:style-name="Source_20_Text">num</text:span> times (second argument). Return an empty string if <text:span text:style-name="Source_20_Text">num</text:span> is not a positive number.</text:p>
      <text:p text:style-name="P1">function repeatStringNumTimes(str, num) {</text:p>
      <text:p text:style-name="P1"><text:s text:c="2"/>// repeat after me</text:p>
      <text:p text:style-name="P2"><text:soft-page-break/><text:s text:c="2"/>var accumulatedStr = '';</text:p>
      <text:p text:style-name="P2"/>
      <text:p text:style-name="P2"><text:s text:c="2"/>while (num &gt; 0) {</text:p>
      <text:p text:style-name="P2"><text:s text:c="4"/>accumulatedStr += str;</text:p>
      <text:p text:style-name="P2"><text:s text:c="4"/>num--;</text:p>
      <text:p text:style-name="P2"><text:s text:c="2"/>}</text:p>
      <text:p text:style-name="P2"/>
      <text:p text:style-name="P2"><text:s text:c="2"/>return accumulatedStr;</text:p>
      <text:p text:style-name="P1">}</text:p>
      <text:p text:style-name="P1"/>
      <text:p text:style-name="P1">repeatStringNumTimes("abc", 3);</text:p>
      <text:p text:style-name="Standard"/>
      <text:p text:style-name="P6">or:</text:p>
      <text:p text:style-name="P8"><text:span text:style-name="Source_20_Text">function repeatStringNumTimes(str, num) {</text:span></text:p>
      <text:p text:style-name="Preformatted_20_Text"><text:span text:style-name="Source_20_Text"><text:s text:c="2"/>if(num &lt; 0)</text:span></text:p>
      <text:p text:style-name="Preformatted_20_Text"><text:span text:style-name="Source_20_Text"><text:s text:c="4"/>return "";</text:span></text:p>
      <text:p text:style-name="Preformatted_20_Text"><text:span text:style-name="Source_20_Text"><text:s text:c="2"/>if(num === 1)</text:span></text:p>
      <text:p text:style-name="Preformatted_20_Text"><text:span text:style-name="Source_20_Text"><text:s text:c="4"/>return str;</text:span></text:p>
      <text:p text:style-name="Preformatted_20_Text"><text:span text:style-name="Source_20_Text"><text:s text:c="2"/>else</text:span></text:p>
      <text:p text:style-name="Preformatted_20_Text"><text:span text:style-name="Source_20_Text"><text:s text:c="4"/>return str + repeatStringNumTimes(str, num - 1);</text:span></text:p>
      <text:p text:style-name="P9"><text:span text:style-name="Source_20_Text">}</text:span></text:p>
      <text:p text:style-name="P6">or:</text:p>
      <text:p text:style-name="P8"><text:span text:style-name="Source_20_Text">function repeatStringNumTimes(str, num) {</text:span></text:p>
      <text:p text:style-name="Preformatted_20_Text"><text:span text:style-name="Source_20_Text"><text:s text:c="2"/>return num &gt; 0 ? str.repeat(num) : '';</text:span></text:p>
      <text:p text:style-name="Preformatted_20_Text"><text:span text:style-name="Source_20_Text">}</text:span></text:p>
      <text:p text:style-name="Preformatted_20_Text"/>
      <text:p text:style-name="P9"><text:span text:style-name="Source_20_Text">repeatStringNumTimes("abc", 3);</text:span></text:p>
      <text:p text:style-name="P6"/>
      <text:p text:style-name="Standard"/>
      <text:h text:style-name="Heading_20_2" text:outline-level="2"><text:bookmark-start text:name="__RefHeading___Toc9669_2070270440"/>Truncate a String<text:bookmark-end text:name="__RefHeading___Toc9669_2070270440"/></text:h>
      <text:p text:style-name="Text_20_body">Truncate a string (first argument) if it is longer than the given maximum string length (second argument). Return the truncated string with a <text:span text:style-name="Source_20_Text">...</text:span> ending.</text:p>
      <text:p text:style-name="P1">function truncateString(str, num) {</text:p>
      <text:p text:style-name="P1"><text:s text:c="2"/>// Clear out that junk in your trunk</text:p>
      <text:p text:style-name="P2"><text:s text:c="2"/>if (str.length &gt; num &amp;&amp; num &gt; 3) {</text:p>
      <text:p text:style-name="P2"><text:s text:c="4"/>return str.slice(0, (num - 3)) + '...';</text:p>
      <text:p text:style-name="P2"><text:s text:c="2"/>} else if (str.length &gt; num &amp;&amp; num &lt;= 3) {</text:p>
      <text:p text:style-name="P2"><text:s text:c="4"/>return str.slice(0, num) + '...';</text:p>
      <text:p text:style-name="P2"><text:s text:c="2"/>} else {</text:p>
      <text:p text:style-name="P2"><text:s text:c="4"/>return str;</text:p>
      <text:p text:style-name="P2"><text:s text:c="2"/>}</text:p>
      <text:p text:style-name="P1"/>
      <text:p text:style-name="P1">}</text:p>
      <text:p text:style-name="P1"/>
      <text:p text:style-name="P1">truncateString("A-tisket a-tasket A green and yellow basket", 8);</text:p>
      <text:p text:style-name="Standard"/>
      <text:p text:style-name="Standard"><text:soft-page-break/></text:p>
      <text:p text:style-name="Standard"/>
      <text:h text:style-name="Heading_20_2" text:outline-level="2"><text:bookmark-start text:name="__RefHeading___Toc741_3194945490"/>Finders Keepers<text:bookmark-end text:name="__RefHeading___Toc741_3194945490"/></text:h>
      <text:p text:style-name="Text_20_body">Create a function that looks through an array (first argument) and returns the first element in the array that passes a truth test (second argument). If no element passes the test, return undefined.</text:p>
      <text:p text:style-name="P1">function findElement(arr, func) {</text:p>
      <text:p text:style-name="P1"><text:s text:c="2"/>let num = 0;</text:p>
      <text:p text:style-name="P12"><text:s text:c="2"/>for (let i=0; i&lt;arr.length; i++){</text:p>
      <text:p text:style-name="P12"><text:s text:c="4"/>if (func(arr[i])) {</text:p>
      <text:p text:style-name="P12"><text:s text:c="6"/>num=arr[i];</text:p>
      <text:p text:style-name="P12"><text:s text:c="6"/>return num;</text:p>
      <text:p text:style-name="P1"><text:s text:c="4"/>}</text:p>
      <text:p text:style-name="P1"><text:s text:c="2"/>}</text:p>
      <text:p text:style-name="P1">}</text:p>
      <text:p text:style-name="P1"/>
      <text:p text:style-name="P1">findElement([1, 2, 3, 4], num =&gt; num % 2 === 0);</text:p>
      <text:p text:style-name="Standard"/>
      <text:p text:style-name="Standard"/>
      <text:h text:style-name="Heading_20_2" text:outline-level="2"><text:bookmark-start text:name="__RefHeading___Toc743_3194945490"/>Boo who<text:bookmark-end text:name="__RefHeading___Toc743_3194945490"/></text:h>
      <text:p text:style-name="Text_20_body">Check if a value is classified as a boolean primitive. Return true or false.</text:p>
      <text:p text:style-name="Text_20_body">Boolean primitives are true and false.</text:p>
      <text:p text:style-name="Standard">function booWho(bool) {</text:p>
      <text:p text:style-name="Standard"><text:s text:c="2"/>// What is the new fad diet for ghost developers? The Boolean.</text:p>
      <text:p text:style-name="P16"><text:s text:c="2"/>if (typeof bool=="boolean") {</text:p>
      <text:p text:style-name="P16"><text:s text:c="4"/>return true;</text:p>
      <text:p text:style-name="P16"><text:s text:c="2"/>} else {</text:p>
      <text:p text:style-name="P16"><text:s text:c="4"/>return false;</text:p>
      <text:p text:style-name="P16"><text:s text:c="2"/>}</text:p>
      <text:p text:style-name="Standard"><text:s text:c="2"/></text:p>
      <text:p text:style-name="Standard">}</text:p>
      <text:p text:style-name="Standard"/>
      <text:p text:style-name="Standard">booWho(null);</text:p>
      <text:p text:style-name="Standard"/>
      <text:p text:style-name="Standard"/>
      <text:h text:style-name="Heading_20_2" text:outline-level="2"><text:bookmark-start text:name="__RefHeading___Toc745_3194945490"/>Title Case a Sentence<text:bookmark-end text:name="__RefHeading___Toc745_3194945490"/></text:h>
      <text:p text:style-name="Text_20_body">Return the provided string with the first letter of each word capitalized. Make sure the rest of the word is in lower case.</text:p>
      <text:p text:style-name="Text_20_body">For the purpose of this exercise, you should also capitalize connecting words like "the" and "of".</text:p>
      <text:p text:style-name="Standard"/>
      <text:p text:style-name="Standard"/>
      <text:p text:style-name="Standard"><text:soft-page-break/>function titleCase(str) {</text:p>
      <text:p text:style-name="P16"><text:s text:c="2"/>var convertToArray = str.toLowerCase().split(" ");</text:p>
      <text:p text:style-name="P16"><text:s text:c="2"/>var result = convertToArray.map(function(val){</text:p>
      <text:p text:style-name="P16"><text:s text:c="6"/>return val.replace(val.charAt(0), val.charAt(0).toUpperCase());</text:p>
      <text:p text:style-name="P16"><text:s text:c="2"/>});</text:p>
      <text:p text:style-name="P16"><text:s text:c="2"/>return result.join(" ");</text:p>
      <text:p text:style-name="Standard">}</text:p>
      <text:p text:style-name="Standard"/>
      <text:p text:style-name="Standard">titleCase("I'm a little tea pot");</text:p>
      <text:p text:style-name="Standard"/>
      <text:p text:style-name="P17">or :</text:p>
      <text:p text:style-name="P17"/>
      <text:p text:style-name="P23"><text:span text:style-name="Source_20_Text">function titleCase(str) {</text:span></text:p>
      <text:p text:style-name="Preformatted_20_Text"><text:span text:style-name="Source_20_Text"><text:s text:c="2"/></text:span><text:span text:style-name="Source_20_Text"><text:span text:style-name="T2">return str.toLowerCase().replace(/(^|\s)\S/g, (L) =&gt; L.toUpperCase());</text:span></text:span></text:p>
      <text:p text:style-name="P9"><text:span text:style-name="Source_20_Text">}</text:span></text:p>
      <text:p text:style-name="P18">or :</text:p>
      <text:p text:style-name="P11">function titleCase(str) {</text:p>
      <text:p text:style-name="P13"><text:s text:c="2"/>let arr1=str.toLowerCase().split(" ");</text:p>
      <text:p text:style-name="P13"><text:s text:c="2"/>let arr2=[];</text:p>
      <text:p text:style-name="P13"><text:s text:c="2"/>for (let i=0; i&lt;arr1.length; i++){</text:p>
      <text:p text:style-name="P13"><text:s text:c="4"/>let changed=arr1[i];</text:p>
      <text:p text:style-name="P13"><text:s text:c="4"/>let changed2=changed.replace(changed.charAt(0),changed.charAt(0).toUpperCase());</text:p>
      <text:p text:style-name="P13"><text:s text:c="4"/>arr2.push(changed2);</text:p>
      <text:p text:style-name="P13"><text:s text:c="2"/>}</text:p>
      <text:p text:style-name="P13"><text:s text:c="2"/>let str3=arr2.join(" ");</text:p>
      <text:p text:style-name="P13"><text:s text:c="2"/>return str3;</text:p>
      <text:p text:style-name="P11">}</text:p>
      <text:p text:style-name="P11"/>
      <text:p text:style-name="P11">titleCase("I'm a little tea pot");</text:p>
      <text:p text:style-name="P18"/>
      <text:p text:style-name="Standard"/>
      <text:p text:style-name="Standard"/>
      <text:h text:style-name="Heading_20_2" text:outline-level="2"><text:bookmark-start text:name="__RefHeading___Toc747_3194945490"/>Slice and Splice<text:bookmark-end text:name="__RefHeading___Toc747_3194945490"/></text:h>
      <text:p text:style-name="Text_20_body">You are given two arrays and an index.</text:p>
      <text:p text:style-name="Text_20_body">Use the array methods <text:span text:style-name="Source_20_Text">slice</text:span> and <text:span text:style-name="Source_20_Text">splice</text:span> to copy each element of the first array into the second array, in order.</text:p>
      <text:p text:style-name="Text_20_body">Begin inserting elements at index <text:span text:style-name="Source_20_Text">n</text:span> of the second array.</text:p>
      <text:p text:style-name="Text_20_body">Return the resulting array. The input arrays should remain the same after the function runs.</text:p>
      <text:p text:style-name="Standard"/>
      <text:p text:style-name="Standard">function frankenSplice(arr1, arr2, n) {</text:p>
      <text:p text:style-name="Standard"><text:s text:c="2"/>// It's alive. It's alive!</text:p>
      <text:p text:style-name="P16"><text:s text:c="2"/>let arr3 = arr2.slice();</text:p>
      <text:p text:style-name="P16"><text:s text:c="2"/>for (let i=0; i&lt;arr1.length; i++) {</text:p>
      <text:p text:style-name="P16"><text:s text:c="4"/>arr3.splice(n,0, arr1[i]);</text:p>
      <text:p text:style-name="P16"><text:s text:c="4"/>n++;</text:p>
      <text:p text:style-name="P16"><text:soft-page-break/><text:s text:c="2"/>}</text:p>
      <text:p text:style-name="P16"><text:s text:c="2"/></text:p>
      <text:p text:style-name="P16"/>
      <text:p text:style-name="P16"><text:s text:c="2"/>return arr3;</text:p>
      <text:p text:style-name="Standard">}</text:p>
      <text:p text:style-name="Standard"/>
      <text:p text:style-name="Standard">frankenSplice([1, 2, 3], [4, 5, 6], 1);</text:p>
      <text:p text:style-name="Standard"/>
      <text:p text:style-name="P19"/>
      <text:p text:style-name="Standard"/>
      <text:p text:style-name="Standard"/>
      <text:p text:style-name="Standard">Using the slice() function we can create an <text:span text:style-name="T2">exact replica </text:span>of arr2 and assign the result of the operation to a variable, <text:span text:style-name="T7">arr3</text:span>.</text:p>
      <text:p text:style-name="Standard"/>
      <text:p text:style-name="Standard">Now that we <text:span text:style-name="T2">have an array that we can mutate on,</text:span> we can iterate through every item in the first array. For each item in the first array we can use the splice() function to insert the item into index n of <text:span text:style-name="T7">arr3</text:span>.</text:p>
      <text:p text:style-name="Standard"/>
      <text:p text:style-name="Standard"/>
      <text:h text:style-name="Heading_20_2" text:outline-level="2"><text:bookmark-start text:name="__RefHeading___Toc749_3194945490"/>Falsy Bouncer<text:bookmark-end text:name="__RefHeading___Toc749_3194945490"/></text:h>
      <text:p text:style-name="Text_20_body">Remove all falsy values from an array.</text:p>
      <text:p text:style-name="Text_20_body">Falsy values in JavaScript are <text:span text:style-name="Source_20_Text">false</text:span>, <text:span text:style-name="Source_20_Text">null</text:span>, <text:span text:style-name="Source_20_Text">0</text:span>, <text:span text:style-name="Source_20_Text">""</text:span>, <text:span text:style-name="Source_20_Text">undefined</text:span>, and <text:span text:style-name="Source_20_Text">NaN</text:span>.</text:p>
      <text:p text:style-name="Text_20_body">Hint: Try converting each value to a Boolean.</text:p>
      <text:p text:style-name="Standard">function bouncer(arr) {</text:p>
      <text:p text:style-name="Standard"><text:s text:c="2"/>// Don't show a false ID to this bouncer.</text:p>
      <text:p text:style-name="P16"><text:s text:c="2"/>return arr.filter(Boolean);</text:p>
      <text:p text:style-name="Standard"><text:s text:c="2"/></text:p>
      <text:p text:style-name="Standard">}</text:p>
      <text:p text:style-name="Standard"/>
      <text:p text:style-name="Standard">bouncer([7, "ate", "", false, 9]);</text:p>
      <text:p text:style-name="Standard"/>
      <text:p text:style-name="Standard"/>
      <text:p text:style-name="Standard"/>
      <text:h text:style-name="Heading_20_2" text:outline-level="2"><text:bookmark-start text:name="__RefHeading___Toc751_3194945490"/>Where do I Belong<text:bookmark-end text:name="__RefHeading___Toc751_3194945490"/></text:h>
      <text:p text:style-name="Text_20_body">Return the lowest index at which a value (second argument) should be inserted into an array (first argument) once it has been sorted. The returned value should be a number.</text:p>
      <text:p text:style-name="Text_20_body">For example, <text:span text:style-name="Source_20_Text">getIndexToIns([1,2,3,4], 1.5)</text:span> should return <text:span text:style-name="Source_20_Text">1</text:span> because it is greater than <text:span text:style-name="Source_20_Text">1</text:span> (index 0), but less than <text:span text:style-name="Source_20_Text">2</text:span> (index 1).</text:p>
      <text:p text:style-name="Text_20_body">Likewise, <text:span text:style-name="Source_20_Text">getIndexToIns([20,3,5], 19)</text:span> should return <text:span text:style-name="Source_20_Text">2</text:span> because once the array has been sorted it will look like <text:span text:style-name="Source_20_Text">[3,5,20]</text:span> and <text:span text:style-name="Source_20_Text">19</text:span> is less than <text:span text:style-name="Source_20_Text">20</text:span> (index 2) and greater than <text:span text:style-name="Source_20_Text">5</text:span> (index 1).</text:p>
      <text:p text:style-name="P1"><text:span text:style-name="T3">function</text:span> getIndexToIns(arr, num) {</text:p>
      <text:p text:style-name="P15">// Find my place in this sorted array.</text:p>
      <text:p text:style-name="P3"><text:soft-page-break/></text:p>
      <text:p text:style-name="P12"><text:span text:style-name="T3">return</text:span> arr.concat(num).sort((a,b) =&gt; a-b).indexOf(num);</text:p>
      <text:p text:style-name="P1">}</text:p>
      <text:p text:style-name="P3"/>
      <text:p text:style-name="P1">getIndexToIns([<text:span text:style-name="T4">40</text:span>, <text:span text:style-name="T4">60</text:span>], <text:span text:style-name="T4">50</text:span>);</text:p>
      <text:p text:style-name="Standard"/>
      <text:p text:style-name="P20">or :</text:p>
      <text:p text:style-name="P20"/>
      <text:p text:style-name="Standard">function getIndexToIns(arr, num) {</text:p>
      <text:p text:style-name="Standard"><text:s text:c="2"/>// sort and find right index</text:p>
      <text:p text:style-name="P16"><text:s text:c="2"/>var index = arr.sort((curr, next) =&gt; curr &gt; next)</text:p>
      <text:p text:style-name="P16"><text:s text:c="4"/>.findIndex((currNum)=&gt; num &lt;= currNum);</text:p>
      <text:p text:style-name="P16"><text:s text:c="2"/>// Returns proper answer</text:p>
      <text:p text:style-name="P16"><text:s text:c="2"/>return index === -1 ? arr.length : index;</text:p>
      <text:p text:style-name="Standard">}</text:p>
      <text:p text:style-name="Standard"/>
      <text:p text:style-name="Standard">getIndexToIns([40, 60], 500);</text:p>
      <text:p text:style-name="Standard"/>
      <text:p text:style-name="Standard"/>
      <text:p text:style-name="Standard"/>
      <text:h text:style-name="Heading_20_2" text:outline-level="2"><text:bookmark-start text:name="__RefHeading___Toc753_3194945490"/>Mutations<text:bookmark-end text:name="__RefHeading___Toc753_3194945490"/></text:h>
      <text:p text:style-name="Text_20_body">Return true if the string in the first element of the array contains all of the letters of the string in the second element of the array.</text:p>
      <text:p text:style-name="Text_20_body">For example, <text:span text:style-name="Source_20_Text">["hello", "Hello"]</text:span>, should return true because all of the letters in the second string are present in the first, ignoring case.</text:p>
      <text:p text:style-name="Text_20_body">The arguments <text:span text:style-name="Source_20_Text">["hello", "hey"]</text:span> should return false because the string "hello" does not contain a "y".</text:p>
      <text:p text:style-name="Text_20_body">Lastly, <text:span text:style-name="Source_20_Text">["Alien", "line"]</text:span>, should return true because all of the letters in "line" are present in "Alien".</text:p>
      <text:p text:style-name="Standard">function mutation(arr) {</text:p>
      <text:p text:style-name="P16"><text:s text:c="2"/>var test = arr[1].toLowerCase();</text:p>
      <text:p text:style-name="P16"><text:s text:c="2"/>var target = arr[0].toLowerCase();</text:p>
      <text:p text:style-name="P16"><text:s text:c="2"/>for (var i=0;i&lt;test.length;i++) {</text:p>
      <text:p text:style-name="P16"><text:s text:c="4"/>if (target.indexOf(test[i]) &lt; 0)</text:p>
      <text:p text:style-name="P16"><text:s text:c="6"/>return false;</text:p>
      <text:p text:style-name="P16"><text:s text:c="2"/>}</text:p>
      <text:p text:style-name="P16"><text:s text:c="2"/>return true;</text:p>
      <text:p text:style-name="Standard">}</text:p>
      <text:p text:style-name="Standard"/>
      <text:p text:style-name="Standard">mutation(["hello", "hey"]);</text:p>
      <text:p text:style-name="Standard"/>
      <text:p text:style-name="Standard"/>
      <text:p text:style-name="Standard"/>
      <text:h text:style-name="Heading_20_2" text:outline-level="2"><text:bookmark-start text:name="__RefHeading___Toc755_3194945490"/><text:soft-page-break/>Chunky Monkey<text:bookmark-end text:name="__RefHeading___Toc755_3194945490"/></text:h>
      <text:p text:style-name="Text_20_body">Write a function that splits an array (first argument) into groups the length of <text:span text:style-name="Source_20_Text">size</text:span> (second argument) and returns them as a two-dimensional array.</text:p>
      <text:p text:style-name="Standard"/>
      <text:p text:style-name="Standard"/>
      <text:p text:style-name="Standard">function chunkArrayInGroups(arr, size) {</text:p>
      <text:p text:style-name="Standard"><text:s text:c="2"/>// Break it up.</text:p>
      <text:p text:style-name="P16"><text:s text:c="6"/>var arr2 = [];</text:p>
      <text:p text:style-name="P16"><text:s text:c="6"/>for (var i = 0; i &lt; arr.length; i+=size) {</text:p>
      <text:p text:style-name="P16"><text:s text:c="4"/><text:tab/>arr2.push(arr.slice(i , i+size));</text:p>
      <text:p text:style-name="P16"><text:s text:c="6"/>}</text:p>
      <text:p text:style-name="P16"><text:s text:c="6"/>return arr2;</text:p>
      <text:p text:style-name="Standard">}</text:p>
      <text:p text:style-name="Standard"/>
      <text:p text:style-name="Standard">chunkArrayInGroups(["a", "b", "c", "d"], 2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201in" fo:page-height="11.02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8:46:10.595597894</meta:creation-date>
    <meta:generator>LibreOffice/6.0.7.3$Linux_X86_64 LibreOffice_project/00m0$Build-3</meta:generator>
    <dc:date>2019-05-07T23:56:44.583567186</dc:date>
    <meta:editing-duration>PT4H17M58S</meta:editing-duration>
    <meta:editing-cycles>32</meta:editing-cycles>
    <meta:document-statistic meta:table-count="0" meta:image-count="0" meta:object-count="0" meta:page-count="11" meta:paragraph-count="270" meta:word-count="1663" meta:character-count="10491" meta:non-whitespace-character-count="8761"/>
  </office:meta>
</office:document-meta>
</file>